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17" table:default-cell-style-name="ce7"/>
        <table:table-column table:style-name="co2" table:default-cell-style-name="ce3"/>
        <table:table-column table:style-name="co3" table:number-columns-repeated="1003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4FAC01</text:p>
          </table:table-cell>
          <table:table-cell table:style-name="ce6" office:value-type="string">
            <text:p>714MD113</text:p>
          </table:table-cell>
          <table:table-cell table:style-name="ce6" office:value-type="string">
            <text:p>714MD114</text:p>
          </table:table-cell>
          <table:table-cell table:style-name="ce6" office:value-type="string">
            <text:p>714MD115</text:p>
          </table:table-cell>
          <table:table-cell table:style-name="ce6" office:value-type="string">
            <text:p>714MD116</text:p>
          </table:table-cell>
          <table:table-cell table:style-name="ce6" office:value-type="string">
            <text:p>714MD117</text:p>
          </table:table-cell>
          <table:table-cell table:style-name="ce6" office:value-type="string">
            <text:p>714MD118</text:p>
          </table:table-cell>
          <table:table-cell table:style-name="ce6" office:value-type="string">
            <text:p>714MD119</text:p>
          </table:table-cell>
          <table:table-cell table:style-name="ce6" office:value-type="string">
            <text:p>714MD211</text:p>
          </table:table-cell>
          <table:table-cell table:style-name="ce6" office:value-type="string">
            <text:p>714MD213</text:p>
          </table:table-cell>
          <table:table-cell table:style-name="ce6" office:value-type="string">
            <text:p>714MD214</text:p>
          </table:table-cell>
          <table:table-cell table:style-name="ce6" office:value-type="string">
            <text:p>714MD216</text:p>
          </table:table-cell>
          <table:table-cell table:style-name="ce6" office:value-type="string">
            <text:p>714MD217</text:p>
          </table:table-cell>
          <table:table-cell table:style-name="ce6" office:value-type="string">
            <text:p>714MD218</text:p>
          </table:table-cell>
          <table:table-cell table:style-name="ce6" office:value-type="string">
            <text:p>714SEM20</text:p>
          </table:table-cell>
          <table:table-cell table:style-name="ce6" office:value-type="string">
            <text:p>714UE107</text:p>
          </table:table-cell>
          <table:table-cell table:style-name="ce6" office:value-type="string">
            <text:p>714UE108</text:p>
          </table:table-cell>
          <table:table-cell table:number-columns-repeated="1004"/>
        </table:table-row>
        <table:table-row table:style-name="ro2">
          <table:table-cell office:value-type="float" office:value="20150100">
            <text:p>201501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office:value-type="float" office:value="0.08">
            <text:p>0,08</text:p>
          </table:table-cell>
          <table:table-cell office:value-type="float" office:value="13.625">
            <text:p>13,625</text:p>
          </table:table-cell>
          <table:table-cell office:value-type="float" office:value="14.1">
            <text:p>14,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.48">
            <text:p>10,48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5.975">
            <text:p>15,975</text:p>
          </table:table-cell>
          <table:table-cell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7.813">
            <text:p>7,813</text:p>
          </table:table-cell>
          <table:table-cell office:value-type="float" office:value="15">
            <text:p>15</text:p>
          </table:table-cell>
          <table:table-cell office:value-type="float" office:value="13.274">
            <text:p>13,274</text:p>
          </table:table-cell>
          <table:table-cell office:value-type="float" office:value="12.199">
            <text:p>12,199</text:p>
          </table:table-cell>
          <table:table-cell office:value-type="float" office:value="14.349">
            <text:p>14,349</text:p>
          </table:table-cell>
          <table:table-cell table:number-columns-repeated="1004"/>
        </table:table-row>
        <table:table-row table:style-name="ro2">
          <table:table-cell office:value-type="float" office:value="20150101">
            <text:p>201501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style-name="ce8"/>
          <table:table-cell table:style-name="ce8" office:value-type="float" office:value="13.625">
            <text:p>13,625</text:p>
          </table:table-cell>
          <table:table-cell table:style-name="ce8" office:value-type="float" office:value="15.275">
            <text:p>15,27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.76">
            <text:p>10,76</text:p>
          </table:table-cell>
          <table:table-cell table:style-name="ce8" office:value-type="float" office:value="13.5">
            <text:p>13,5</text:p>
          </table:table-cell>
          <table:table-cell table:number-columns-repeated="2" table:style-name="ce8" office:value-type="float" office:value="15.05">
            <text:p>15,05</text:p>
          </table:table-cell>
          <table:table-cell table:style-name="ce8"/>
          <table:table-cell table:style-name="ce8" office:value-type="float" office:value="18">
            <text:p>1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.25">
            <text:p>8,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76">
            <text:p>13,76</text:p>
          </table:table-cell>
          <table:table-cell table:style-name="ce8" office:value-type="float" office:value="13.538">
            <text:p>13,538</text:p>
          </table:table-cell>
          <table:table-cell table:style-name="ce8" office:value-type="float" office:value="13.981">
            <text:p>13,981</text:p>
          </table:table-cell>
          <table:table-cell table:number-columns-repeated="1004"/>
        </table:table-row>
        <table:table-row table:style-name="ro2">
          <table:table-cell office:value-type="float" office:value="20150102">
            <text:p>201501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/>
          <table:table-cell office:value-type="float" office:value="11.375">
            <text:p>11,375</text:p>
          </table:table-cell>
          <table:table-cell office:value-type="float" office:value="11.95">
            <text:p>11,95</text:p>
          </table:table-cell>
          <table:table-cell office:value-type="float" office:value="15.5">
            <text:p>15,5</text:p>
          </table:table-cell>
          <table:table-cell office:value-type="float" office:value="0">
            <text:p>0</text:p>
          </table:table-cell>
          <table:table-cell office:value-type="float" office:value="9.36">
            <text:p>9,36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1.9">
            <text:p>11,9</text:p>
          </table:table-cell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.875">
            <text:p>6,875</text:p>
          </table:table-cell>
          <table:table-cell office:value-type="float" office:value="15">
            <text:p>15</text:p>
          </table:table-cell>
          <table:table-cell office:value-type="float" office:value="11.562">
            <text:p>11,562</text:p>
          </table:table-cell>
          <table:table-cell office:value-type="float" office:value="10.258">
            <text:p>10,258</text:p>
          </table:table-cell>
          <table:table-cell office:value-type="float" office:value="12.865">
            <text:p>12,865</text:p>
          </table:table-cell>
          <table:table-cell table:number-columns-repeated="1004"/>
        </table:table-row>
        <table:table-row table:style-name="ro2">
          <table:table-cell office:value-type="float" office:value="20150103">
            <text:p>201501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style-name="ce8"/>
          <table:table-cell table:style-name="ce8" office:value-type="float" office:value="12.5">
            <text:p>12,5</text:p>
          </table:table-cell>
          <table:table-cell table:style-name="ce8" office:value-type="float" office:value="13.125">
            <text:p>13,1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.66">
            <text:p>9,66</text:p>
          </table:table-cell>
          <table:table-cell table:style-name="ce8" office:value-type="float" office:value="13.75">
            <text:p>13,75</text:p>
          </table:table-cell>
          <table:table-cell table:number-columns-repeated="2" table:style-name="ce8" office:value-type="float" office:value="12.425">
            <text:p>12,425</text:p>
          </table:table-cell>
          <table:table-cell table:style-name="ce8"/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8.688">
            <text:p>8,688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.883">
            <text:p>12,883</text:p>
          </table:table-cell>
          <table:table-cell table:style-name="ce8" office:value-type="float" office:value="11.496">
            <text:p>11,496</text:p>
          </table:table-cell>
          <table:table-cell table:style-name="ce8" office:value-type="float" office:value="14.269">
            <text:p>14,269</text:p>
          </table:table-cell>
          <table:table-cell table:number-columns-repeated="1004"/>
        </table:table-row>
        <table:table-row table:style-name="ro2">
          <table:table-cell office:value-type="float" office:value="20150104">
            <text:p>201501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/>
          <table:table-cell office:value-type="float" office:value="10.375">
            <text:p>10,375</text:p>
          </table:table-cell>
          <table:table-cell office:value-type="float" office:value="14.525">
            <text:p>14,5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.2">
            <text:p>13,2</text:p>
          </table:table-cell>
          <table:table-cell office:value-type="float" office:value="13.75">
            <text:p>13,75</text:p>
          </table:table-cell>
          <table:table-cell table:number-columns-repeated="2" office:value-type="float" office:value="14.075">
            <text:p>14,075</text:p>
          </table:table-cell>
          <table:table-cell/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5.375">
            <text:p>5,375</text:p>
          </table:table-cell>
          <table:table-cell office:value-type="float" office:value="16">
            <text:p>16</text:p>
          </table:table-cell>
          <table:table-cell office:value-type="float" office:value="12.841">
            <text:p>12,841</text:p>
          </table:table-cell>
          <table:table-cell office:value-type="float" office:value="12.288">
            <text:p>12,288</text:p>
          </table:table-cell>
          <table:table-cell office:value-type="float" office:value="13.394">
            <text:p>13,394</text:p>
          </table:table-cell>
          <table:table-cell table:number-columns-repeated="1004"/>
        </table:table-row>
        <table:table-row table:style-name="ro2">
          <table:table-cell office:value-type="float" office:value="20150105">
            <text:p>201501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style-name="ce8" office:value-type="float" office:value="0.054">
            <text:p>0,054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5.275">
            <text:p>15,275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.12">
            <text:p>12,12</text:p>
          </table:table-cell>
          <table:table-cell table:style-name="ce8" office:value-type="float" office:value="14.5">
            <text:p>14,5</text:p>
          </table:table-cell>
          <table:table-cell table:number-columns-repeated="2" table:style-name="ce8" office:value-type="float" office:value="14.95">
            <text:p>14,95</text:p>
          </table:table-cell>
          <table:table-cell table:style-name="ce8"/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9.125">
            <text:p>19,12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.043">
            <text:p>14,043</text:p>
          </table:table-cell>
          <table:table-cell table:style-name="ce8" office:value-type="float" office:value="13.34">
            <text:p>13,34</text:p>
          </table:table-cell>
          <table:table-cell table:style-name="ce8" office:value-type="float" office:value="14.746">
            <text:p>14,746</text:p>
          </table:table-cell>
          <table:table-cell table:number-columns-repeated="1004"/>
        </table:table-row>
        <table:table-row table:style-name="ro2">
          <table:table-cell office:value-type="float" office:value="20150106">
            <text:p>201501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/>
          <table:table-cell office:value-type="float" office:value="13.75">
            <text:p>13,75</text:p>
          </table:table-cell>
          <table:table-cell office:value-type="float" office:value="14.625">
            <text:p>14,625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office:value-type="float" office:value="9.66">
            <text:p>9,66</text:p>
          </table:table-cell>
          <table:table-cell office:value-type="float" office:value="13.75">
            <text:p>13,75</text:p>
          </table:table-cell>
          <table:table-cell table:number-columns-repeated="2" office:value-type="float" office:value="16.15">
            <text:p>16,15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.063">
            <text:p>11,063</text:p>
          </table:table-cell>
          <table:table-cell office:value-type="float" office:value="15">
            <text:p>15</text:p>
          </table:table-cell>
          <table:table-cell office:value-type="float" office:value="14.706">
            <text:p>14,706</text:p>
          </table:table-cell>
          <table:table-cell office:value-type="float" office:value="13.805">
            <text:p>13,805</text:p>
          </table:table-cell>
          <table:table-cell office:value-type="float" office:value="15.606">
            <text:p>15,606</text:p>
          </table:table-cell>
          <table:table-cell table:number-columns-repeated="1004"/>
        </table:table-row>
        <table:table-row table:style-name="ro2">
          <table:table-cell office:value-type="float" office:value="20150107">
            <text:p>201501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office:value-type="float" office:value="13.675">
            <text:p>13,67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.66">
            <text:p>10,66</text:p>
          </table:table-cell>
          <table:table-cell table:style-name="ce8" office:value-type="float" office:value="16.5">
            <text:p>16,5</text:p>
          </table:table-cell>
          <table:table-cell table:number-columns-repeated="2" table:style-name="ce8" office:value-type="float" office:value="15.55">
            <text:p>15,55</text:p>
          </table:table-cell>
          <table:table-cell table:style-name="ce8"/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.625">
            <text:p>16,6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.41">
            <text:p>14,41</text:p>
          </table:table-cell>
          <table:table-cell table:style-name="ce8" office:value-type="float" office:value="12.128">
            <text:p>12,128</text:p>
          </table:table-cell>
          <table:table-cell table:style-name="ce8" office:value-type="float" office:value="16.692">
            <text:p>16,692</text:p>
          </table:table-cell>
          <table:table-cell table:number-columns-repeated="1004"/>
        </table:table-row>
        <table:table-row table:style-name="ro2">
          <table:table-cell office:value-type="float" office:value="20150108">
            <text:p>201501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/>
          <table:table-cell office:value-type="float" office:value="13.625">
            <text:p>13,625</text:p>
          </table:table-cell>
          <table:table-cell office:value-type="float" office:value="15.425">
            <text:p>15,425</text:p>
          </table:table-cell>
          <table:table-cell office:value-type="float" office:value="12.75">
            <text:p>12,75</text:p>
          </table:table-cell>
          <table:table-cell office:value-type="float" office:value="11">
            <text:p>11</text:p>
          </table:table-cell>
          <table:table-cell office:value-type="float" office:value="11.18">
            <text:p>11,18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7.9">
            <text:p>17,9</text:p>
          </table:table-cell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8.75">
            <text:p>18,75</text:p>
          </table:table-cell>
          <table:table-cell office:value-type="float" office:value="13">
            <text:p>13</text:p>
          </table:table-cell>
          <table:table-cell office:value-type="float" office:value="15.73">
            <text:p>15,73</text:p>
          </table:table-cell>
          <table:table-cell office:value-type="float" office:value="14.614">
            <text:p>14,614</text:p>
          </table:table-cell>
          <table:table-cell office:value-type="float" office:value="16.846">
            <text:p>16,846</text:p>
          </table:table-cell>
          <table:table-cell table:number-columns-repeated="1004"/>
        </table:table-row>
        <table:table-row table:style-name="ro2">
          <table:table-cell office:value-type="float" office:value="20150109">
            <text:p>201501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8"/>
          <table:table-cell table:style-name="ce8" office:value-type="float" office:value="8.5">
            <text:p>8,5</text:p>
          </table:table-cell>
          <table:table-cell table:style-name="ce8" office:value-type="float" office:value="12.9">
            <text:p>12,9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.38">
            <text:p>6,38</text:p>
          </table:table-cell>
          <table:table-cell table:style-name="ce8" office:value-type="float" office:value="12.5">
            <text:p>12,5</text:p>
          </table:table-cell>
          <table:table-cell table:number-columns-repeated="2" table:style-name="ce8" office:value-type="float" office:value="10.05">
            <text:p>10,05</text:p>
          </table:table-cell>
          <table:table-cell table:style-name="ce8"/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.618">
            <text:p>10,618</text:p>
          </table:table-cell>
          <table:table-cell table:style-name="ce8" office:value-type="float" office:value="9.371">
            <text:p>9,371</text:p>
          </table:table-cell>
          <table:table-cell table:style-name="ce8" office:value-type="float" office:value="11.865">
            <text:p>11,865</text:p>
          </table:table-cell>
          <table:table-cell table:number-columns-repeated="1004"/>
        </table:table-row>
        <table:table-row table:style-name="ro2">
          <table:table-cell office:value-type="float" office:value="20150110">
            <text:p>201501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/>
          <table:table-cell office:value-type="float" office:value="12.125">
            <text:p>12,125</text:p>
          </table:table-cell>
          <table:table-cell office:value-type="float" office:value="16.1">
            <text:p>16,1</text:p>
          </table:table-cell>
          <table:table-cell office:value-type="float" office:value="15.5">
            <text:p>15,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6.325">
            <text:p>16,325</text:p>
          </table:table-cell>
          <table:table-cell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.375">
            <text:p>4,375</text:p>
          </table:table-cell>
          <table:table-cell office:value-type="float" office:value="17">
            <text:p>17</text:p>
          </table:table-cell>
          <table:table-cell office:value-type="float" office:value="13.528">
            <text:p>13,528</text:p>
          </table:table-cell>
          <table:table-cell office:value-type="float" office:value="12.872">
            <text:p>12,872</text:p>
          </table:table-cell>
          <table:table-cell office:value-type="float" office:value="14.183">
            <text:p>14,183</text:p>
          </table:table-cell>
          <table:table-cell table:number-columns-repeated="1004"/>
        </table:table-row>
        <table:table-row table:style-name="ro2">
          <table:table-cell office:value-type="float" office:value="20150111">
            <text:p>20150111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table:style-name="ce8"/>
          <table:table-cell table:style-name="ce8" office:value-type="float" office:value="12.5">
            <text:p>12,5</text:p>
          </table:table-cell>
          <table:table-cell table:style-name="ce8" office:value-type="float" office:value="12.6">
            <text:p>12,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6.5">
            <text:p>16,5</text:p>
          </table:table-cell>
          <table:table-cell table:number-columns-repeated="2" table:style-name="ce8" office:value-type="float" office:value="16.3">
            <text:p>16,3</text:p>
          </table:table-cell>
          <table:table-cell table:style-name="ce8"/>
          <table:table-cell table:style-name="ce8" office:value-type="float" office:value="18">
            <text:p>1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9.75">
            <text:p>9,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3.877">
            <text:p>13,877</text:p>
          </table:table-cell>
          <table:table-cell table:style-name="ce8" office:value-type="float" office:value="12.6">
            <text:p>12,6</text:p>
          </table:table-cell>
          <table:table-cell table:style-name="ce8" office:value-type="float" office:value="15.154">
            <text:p>15,154</text:p>
          </table:table-cell>
          <table:table-cell table:number-columns-repeated="1004"/>
        </table:table-row>
        <table:table-row table:style-name="ro2">
          <table:table-cell office:value-type="float" office:value="20150112">
            <text:p>20150112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/>
          <table:table-cell office:value-type="float" office:value="13.25">
            <text:p>13,25</text:p>
          </table:table-cell>
          <table:table-cell office:value-type="float" office:value="14.775">
            <text:p>14,77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.3">
            <text:p>11,3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3.825">
            <text:p>13,825</text:p>
          </table:table-cell>
          <table:table-cell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.313">
            <text:p>15,313</text:p>
          </table:table-cell>
          <table:table-cell office:value-type="float" office:value="16">
            <text:p>16</text:p>
          </table:table-cell>
          <table:table-cell office:value-type="float" office:value="14.118">
            <text:p>14,118</text:p>
          </table:table-cell>
          <table:table-cell office:value-type="float" office:value="13.485">
            <text:p>13,485</text:p>
          </table:table-cell>
          <table:table-cell office:value-type="float" office:value="14.75">
            <text:p>14,75</text:p>
          </table:table-cell>
          <table:table-cell table:number-columns-repeated="1004"/>
        </table:table-row>
        <table:table-row table:style-name="ro2">
          <table:table-cell office:value-type="float" office:value="20150113">
            <text:p>20150113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table:style-name="ce8"/>
          <table:table-cell table:style-name="ce8" office:value-type="float" office:value="10.563">
            <text:p>10,563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.78">
            <text:p>10,78</text:p>
          </table:table-cell>
          <table:table-cell table:style-name="ce8" office:value-type="float" office:value="13.25">
            <text:p>13,25</text:p>
          </table:table-cell>
          <table:table-cell table:number-columns-repeated="2" table:style-name="ce8" office:value-type="float" office:value="14.25">
            <text:p>14,25</text:p>
          </table:table-cell>
          <table:table-cell table:style-name="ce8"/>
          <table:table-cell table:style-name="ce8" office:value-type="float" office:value="14.5">
            <text:p>14,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.438">
            <text:p>5,43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188">
            <text:p>12,188</text:p>
          </table:table-cell>
          <table:table-cell table:style-name="ce8" office:value-type="float" office:value="11.212">
            <text:p>11,212</text:p>
          </table:table-cell>
          <table:table-cell table:style-name="ce8" office:value-type="float" office:value="13.164">
            <text:p>13,164</text:p>
          </table:table-cell>
          <table:table-cell table:number-columns-repeated="1004"/>
        </table:table-row>
        <table:table-row table:style-name="ro3">
          <table:table-cell table:style-name="ce3" table:number-columns-repeated="20"/>
          <table:table-cell table:number-columns-repeated="1004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7" table:default-cell-style-name="ce11"/>
        <table:table-column table:style-name="co2" table:default-cell-style-name="ce3"/>
        <table:table-column table:style-name="co3" table:number-columns-repeated="983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4EN102P2</text:p>
          </table:table-cell>
          <table:table-cell table:style-name="ce6" office:value-type="string">
            <text:p>714EN102P3</text:p>
          </table:table-cell>
          <table:table-cell table:style-name="ce6" office:value-type="string">
            <text:p>714EN102P5</text:p>
          </table:table-cell>
          <table:table-cell table:style-name="ce6" office:value-type="string">
            <text:p>714EN102P6</text:p>
          </table:table-cell>
          <table:table-cell table:style-name="ce6" office:value-type="string">
            <text:p>714EN102P7</text:p>
          </table:table-cell>
          <table:table-cell table:style-name="ce6" office:value-type="string">
            <text:p>714EN103P1</text:p>
          </table:table-cell>
          <table:table-cell table:style-name="ce6" office:value-type="string">
            <text:p>714EN104P3</text:p>
          </table:table-cell>
          <table:table-cell table:style-name="ce6" office:value-type="string">
            <text:p>714EN104P6</text:p>
          </table:table-cell>
          <table:table-cell table:style-name="ce6" office:value-type="string">
            <text:p>714EN104T1</text:p>
          </table:table-cell>
          <table:table-cell table:style-name="ce6" office:value-type="string">
            <text:p>714EN113P1</text:p>
          </table:table-cell>
          <table:table-cell table:style-name="ce6" office:value-type="string">
            <text:p>714EN113P2</text:p>
          </table:table-cell>
          <table:table-cell table:style-name="ce6" office:value-type="string">
            <text:p>714EN113T1</text:p>
          </table:table-cell>
          <table:table-cell table:style-name="ce6" office:value-type="string">
            <text:p>714EN113T2</text:p>
          </table:table-cell>
          <table:table-cell table:style-name="ce6" office:value-type="string">
            <text:p>714EN118P1</text:p>
          </table:table-cell>
          <table:table-cell table:style-name="ce6" office:value-type="string">
            <text:p>714EN118T1</text:p>
          </table:table-cell>
          <table:table-cell table:style-name="ce6" office:value-type="string">
            <text:p>714EN119P1</text:p>
          </table:table-cell>
          <table:table-cell table:style-name="ce6" office:value-type="string">
            <text:p>714EN119P2</text:p>
          </table:table-cell>
          <table:table-cell table:style-name="ce6" office:value-type="string">
            <text:p>714EN119P3</text:p>
          </table:table-cell>
          <table:table-cell table:style-name="ce6" office:value-type="string">
            <text:p>714EN119P4</text:p>
          </table:table-cell>
          <table:table-cell table:style-name="ce6" office:value-type="string">
            <text:p>714EN119P5</text:p>
          </table:table-cell>
          <table:table-cell table:style-name="ce6" office:value-type="string">
            <text:p>714EN121P1</text:p>
          </table:table-cell>
          <table:table-cell table:style-name="ce6" office:value-type="string">
            <text:p>714EN121P2</text:p>
          </table:table-cell>
          <table:table-cell table:style-name="ce6" office:value-type="string">
            <text:p>714EN121T1</text:p>
          </table:table-cell>
          <table:table-cell table:style-name="ce6" office:value-type="string">
            <text:p>714EN202P1</text:p>
          </table:table-cell>
          <table:table-cell table:style-name="ce6" office:value-type="string">
            <text:p>714EN202P2</text:p>
          </table:table-cell>
          <table:table-cell table:style-name="ce6" office:value-type="string">
            <text:p>714EN202P3</text:p>
          </table:table-cell>
          <table:table-cell table:style-name="ce6" office:value-type="string">
            <text:p>714EN211P1</text:p>
          </table:table-cell>
          <table:table-cell table:style-name="ce6" office:value-type="string">
            <text:p>714EN211P2</text:p>
          </table:table-cell>
          <table:table-cell table:style-name="ce6" office:value-type="string">
            <text:p>714EN211P3</text:p>
          </table:table-cell>
          <table:table-cell table:style-name="ce6" office:value-type="string">
            <text:p>714EN211P4</text:p>
          </table:table-cell>
          <table:table-cell table:style-name="ce6" office:value-type="string">
            <text:p>714EN211P5</text:p>
          </table:table-cell>
          <table:table-cell table:style-name="ce6" office:value-type="string">
            <text:p>714EN212P1</text:p>
          </table:table-cell>
          <table:table-cell table:style-name="ce6" office:value-type="string">
            <text:p>714EN212P2</text:p>
          </table:table-cell>
          <table:table-cell table:style-name="ce6" office:value-type="string">
            <text:p>714EN212T1</text:p>
          </table:table-cell>
          <table:table-cell table:style-name="ce6" office:value-type="string">
            <text:p>714EN213P1</text:p>
          </table:table-cell>
          <table:table-cell table:style-name="ce6" office:value-type="string">
            <text:p>714EN213T1</text:p>
          </table:table-cell>
          <table:table-cell table:style-name="ce6" office:value-type="string">
            <text:p>714EN214P1</text:p>
          </table:table-cell>
          <table:table-cell table:number-columns-repeated="984"/>
        </table:table-row>
        <table:table-row table:style-name="ro2">
          <table:table-cell office:value-type="float" office:value="20150100">
            <text:p>201501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6.75">
            <text:p>6,75</text:p>
          </table:table-cell>
          <table:table-cell office:value-type="float" office:value="13.75">
            <text:p>13,7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101">
            <text:p>201501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office:value-type="float" office:value="20150102">
            <text:p>201501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office:value-type="float" office:value="20150103">
            <text:p>201501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office:value-type="float" office:value="11.5">
            <text:p>11,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table:number-columns-repeated="3" office:value-type="float" office:value="17">
            <text:p>17</text:p>
          </table:table-cell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7.75">
            <text:p>7,75</text:p>
          </table:table-cell>
          <table:table-cell office:value-type="float" office:value="9.25">
            <text:p>9,25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4"/>
        </table:table-row>
        <table:table-row table:style-name="ro2">
          <table:table-cell office:value-type="float" office:value="20150104">
            <text:p>201501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2">
            <text:p>2</text:p>
          </table:table-cell>
          <table:table-cell office:value-type="float" office:value="4.75">
            <text:p>4,7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4.5">
            <text:p>14,5</text:p>
          </table:table-cell>
          <table:table-cell table:number-columns-repeated="984"/>
        </table:table-row>
        <table:table-row table:style-name="ro2">
          <table:table-cell office:value-type="float" office:value="20150105">
            <text:p>201501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7.5">
            <text:p>17,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7.5">
            <text:p>17,5</text:p>
          </table:table-cell>
          <table:table-cell office:value-type="float" office:value="11">
            <text:p>11</text:p>
          </table:table-cell>
          <table:table-cell office:value-type="float" office:value="19.5">
            <text:p>19,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106">
            <text:p>201501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.5">
            <text:p>16,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5.75">
            <text:p>5,75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4"/>
        </table:table-row>
        <table:table-row table:style-name="ro2">
          <table:table-cell office:value-type="float" office:value="20150107">
            <text:p>201501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office:value-type="float" office:value="12.5">
            <text:p>12,5</text:p>
          </table:table-cell>
          <table:table-cell office:value-type="float" office:value="7">
            <text:p>7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9.25">
            <text:p>19,2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4"/>
        </table:table-row>
        <table:table-row table:style-name="ro2">
          <table:table-cell office:value-type="float" office:value="20150108">
            <text:p>201501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9.5">
            <text:p>19,5</text:p>
          </table:table-cell>
          <table:table-cell office:value-type="float" office:value="20">
            <text:p>20</text:p>
          </table:table-cell>
          <table:table-cell office:value-type="float" office:value="15.5">
            <text:p>15,5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4"/>
        </table:table-row>
        <table:table-row table:style-name="ro2">
          <table:table-cell office:value-type="float" office:value="20150109">
            <text:p>201501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office:value-type="float" office:value="12.5">
            <text:p>12,5</text:p>
          </table:table-cell>
          <table:table-cell office:value-type="float" office:value="8">
            <text:p>8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.5">
            <text:p>2,5</text:p>
          </table:table-cell>
          <table:table-cell office:value-type="float" office:value="6.5">
            <text:p>6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7">
            <text:p>7</text:p>
          </table:table-cell>
          <table:table-cell office:value-type="float" office:value="8.5">
            <text:p>8,5</text:p>
          </table:table-cell>
          <table:table-cell office:value-type="float" office:value="14.25">
            <text:p>14,2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110">
            <text:p>201501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.5">
            <text:p>5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19">
            <text:p>19</text:p>
          </table:table-cell>
          <table:table-cell office:value-type="float" office:value="15.5">
            <text:p>15,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19">
            <text:p>19</text:p>
          </table:table-cell>
          <table:table-cell office:value-type="float" office:value="15.5">
            <text:p>15,5</text:p>
          </table:table-cell>
          <table:table-cell office:value-type="float" office:value="17.5">
            <text:p>17,5</text:p>
          </table:table-cell>
          <table:table-cell office:value-type="float" office:value="3">
            <text:p>3</text:p>
          </table:table-cell>
          <table:table-cell office:value-type="float" office:value="4.75">
            <text:p>4,7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111">
            <text:p>20150111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6">
            <text:p>6</text:p>
          </table:table-cell>
          <table:table-cell office:value-type="float" office:value="17.5">
            <text:p>17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office:value-type="float" office:value="20150112">
            <text:p>20150112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4.75">
            <text:p>14,75</text:p>
          </table:table-cell>
          <table:table-cell office:value-type="float" office:value="16.75">
            <text:p>16,7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113">
            <text:p>20150113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.75">
            <text:p>3,75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12.25">
            <text:p>12,25</text:p>
          </table:table-cell>
          <table:table-cell table:number-columns-repeated="2"/>
          <table:table-cell office:value-type="float" office:value="14.5">
            <text:p>14,5</text:p>
          </table:table-cell>
          <table:table-cell table:number-columns-repeated="984"/>
        </table:table-row>
        <table:table-row table:style-name="ro3">
          <table:table-cell table:style-name="ce3" table:number-columns-repeated="40"/>
          <table:table-cell table:number-columns-repeated="984"/>
        </table:table-row>
      </table:table>
      <table:database-ranges>
        <table:database-range table:target-range-address="ELP.A1:ELP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7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04:29</dc:date>
    <meta:document-statistic meta:table-count="2" meta:cell-count="846" meta:object-count="0"/>
    <meta:generator>OpenOffice/4.1.2$Unix OpenOffice.org_project/412m3$Build-9782</meta:generator>
  </office:meta>
</office:document-meta>
</file>